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27000000F9418DC779.jpg" manifest:media-type="image/jpeg"/>
  <manifest:file-entry manifest:full-path="Pictures/100000000000092A000006426C48945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New" svg:font-family="'Courier New'" style:font-family-generic="modern" style:font-pitch="fixed"/>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5.8722in" fo:margin-left="0.4431in" table:align="left"/>
    </style:style>
    <style:style style:name="Table3.A" style:family="table-column">
      <style:table-column-properties style:column-width="5.8722in"/>
    </style:style>
    <style:style style:name="Table3.A1" style:family="table-cell">
      <style:table-cell-properties fo:padding="0.0382in" fo:border="none"/>
    </style:style>
    <style:style style:name="P1" style:family="paragraph" style:parent-style-name="Table_20_Contents">
      <style:paragraph-properties fo:text-align="center" style:justify-single-word="false"/>
      <style:text-properties fo:font-size="10pt" fo:font-weight="bold" officeooo:paragraph-rsid="001afacb"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font-size="10pt" fo:font-weight="bold" officeooo:rsid="0009fea0" officeooo:paragraph-rsid="001afacb" style:font-size-asian="10pt" style:font-weight-asian="bold" style:font-size-complex="10pt" style:font-weight-complex="bold"/>
    </style:style>
    <style:style style:name="P3" style:family="paragraph" style:parent-style-name="Table_20_Contents">
      <style:paragraph-properties fo:text-align="center" style:justify-single-word="false"/>
      <style:text-properties fo:font-size="10pt" fo:font-weight="bold" officeooo:rsid="0009fea0" officeooo:paragraph-rsid="0007ad8e"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fo:font-size="14pt" fo:font-weight="bold" officeooo:rsid="0009fea0" officeooo:paragraph-rsid="0007ad8e"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Courier New" fo:font-size="14pt" fo:font-weight="bold" officeooo:rsid="0007eaad" officeooo:paragraph-rsid="0007eaad"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fo:font-size="8pt" fo:font-weight="bold" officeooo:rsid="0009fea0" officeooo:paragraph-rsid="001afacb" style:font-size-asian="8pt" style:font-weight-asian="bold" style:font-size-complex="8pt" style:font-weight-complex="bold"/>
    </style:style>
    <style:style style:name="P7" style:family="paragraph" style:parent-style-name="Table_20_Contents">
      <style:paragraph-properties fo:text-align="justify" style:justify-single-word="false"/>
      <style:text-properties style:use-window-font-color="true" style:font-name="FreeMono" fo:font-size="8pt" officeooo:paragraph-rsid="00162650" style:font-size-asian="8pt" style:font-size-complex="8pt"/>
    </style:style>
    <style:style style:name="P8" style:family="paragraph" style:parent-style-name="Standard">
      <style:text-properties officeooo:paragraph-rsid="001afacb"/>
    </style:style>
    <style:style style:name="P9" style:family="paragraph" style:parent-style-name="Standard">
      <style:paragraph-properties fo:text-align="justify" style:justify-single-word="false"/>
      <style:text-properties style:use-window-font-color="true" fo:font-size="10pt" officeooo:rsid="000a6c8c" officeooo:paragraph-rsid="00162650" style:font-size-asian="10pt" style:font-size-complex="10pt"/>
    </style:style>
    <style:style style:name="P10" style:family="paragraph" style:parent-style-name="Standard">
      <style:paragraph-properties fo:text-align="justify" style:justify-single-word="false"/>
      <style:text-properties style:use-window-font-color="true" fo:font-size="10pt" officeooo:rsid="00162650" officeooo:paragraph-rsid="00162650" style:font-size-asian="10pt" style:font-size-complex="10pt"/>
    </style:style>
    <style:style style:name="P11" style:family="paragraph" style:parent-style-name="Standard">
      <style:paragraph-properties fo:text-align="justify" style:justify-single-word="false"/>
      <style:text-properties style:use-window-font-color="true" fo:font-size="10pt" officeooo:rsid="00126c4a" officeooo:paragraph-rsid="0030e205" style:font-size-asian="10pt" style:font-size-complex="10pt"/>
    </style:style>
    <style:style style:name="P12" style:family="paragraph" style:parent-style-name="Standard">
      <style:paragraph-properties fo:text-align="justify" style:justify-single-word="false"/>
      <style:text-properties style:use-window-font-color="true" fo:font-size="10pt" officeooo:paragraph-rsid="0030e205" style:font-size-asian="10pt" style:font-size-complex="10pt"/>
    </style:style>
    <style:style style:name="P13" style:family="paragraph" style:parent-style-name="Title">
      <style:text-properties style:use-window-font-color="true" fo:font-size="16pt" style:font-size-asian="16pt" style:font-size-complex="16pt"/>
    </style:style>
    <style:style style:name="P14" style:family="paragraph" style:parent-style-name="Standard">
      <style:paragraph-properties fo:text-align="justify" style:justify-single-word="false" style:writing-mode="lr-tb"/>
      <style:text-properties style:use-window-font-color="true" style:font-name="Liberation Serif" fo:font-size="10pt" fo:font-style="normal" officeooo:rsid="00126c4a" officeooo:paragraph-rsid="0030e205" style:font-size-asian="10pt" style:font-style-asian="normal" style:font-size-complex="10pt" style:font-style-complex="normal"/>
    </style:style>
    <style:style style:name="P15" style:family="paragraph" style:parent-style-name="Text_20_body">
      <style:paragraph-properties fo:text-align="justify" style:justify-single-word="false" style:writing-mode="lr-tb"/>
      <style:text-properties style:use-window-font-color="true" fo:font-size="10pt" officeooo:rsid="002c74e1" officeooo:paragraph-rsid="0030e205" style:font-size-asian="10pt" style:font-size-complex="10pt"/>
    </style:style>
    <style:style style:name="P16" style:family="paragraph" style:parent-style-name="Text_20_body">
      <style:paragraph-properties fo:text-align="justify" style:justify-single-word="false" style:writing-mode="lr-tb"/>
      <style:text-properties style:use-window-font-color="true" fo:font-size="10pt" officeooo:rsid="0030c518" officeooo:paragraph-rsid="0030c518" style:font-size-asian="10pt" style:font-size-complex="10pt"/>
    </style:style>
    <style:style style:name="P17" style:family="paragraph" style:parent-style-name="Text_20_body">
      <style:paragraph-properties fo:text-align="justify" style:justify-single-word="false"/>
      <style:text-properties style:use-window-font-color="true" fo:font-size="10pt" officeooo:paragraph-rsid="0030e205" style:font-size-asian="10pt" style:font-size-complex="10pt"/>
    </style:style>
    <style:style style:name="P18" style:family="paragraph" style:parent-style-name="Heading_20_3">
      <style:paragraph-properties fo:text-align="justify" style:justify-single-word="false"/>
      <style:text-properties style:use-window-font-color="true" fo:font-size="12pt" style:font-size-asian="12pt" style:font-size-complex="12pt"/>
    </style:style>
    <style:style style:name="P19" style:family="paragraph" style:parent-style-name="Heading_20_3">
      <style:paragraph-properties fo:text-align="justify" style:justify-single-word="false"/>
      <style:text-properties style:use-window-font-color="true" fo:font-size="12pt" officeooo:paragraph-rsid="0020284b" style:font-size-asian="12pt" style:font-size-complex="12pt"/>
    </style:style>
    <style:style style:name="P20" style:family="paragraph" style:parent-style-name="Heading_20_3">
      <style:paragraph-properties fo:text-align="justify" style:justify-single-word="false"/>
      <style:text-properties style:use-window-font-color="true" fo:font-size="12pt" officeooo:paragraph-rsid="002c74e1" style:font-size-asian="12pt" style:font-size-complex="12pt"/>
    </style:style>
    <style:style style:name="P21" style:family="paragraph" style:parent-style-name="Heading_20_3">
      <style:paragraph-properties fo:text-align="justify" style:justify-single-word="false"/>
      <style:text-properties style:use-window-font-color="true" fo:font-size="12pt" officeooo:paragraph-rsid="002ecf51" style:font-size-asian="12pt" style:font-size-complex="12pt"/>
    </style:style>
    <style:style style:name="P22" style:family="paragraph" style:parent-style-name="Standard" style:list-style-name="L1">
      <style:paragraph-properties fo:text-align="justify" style:justify-single-word="false"/>
      <style:text-properties style:use-window-font-color="true" fo:font-size="10pt" officeooo:rsid="00126c4a" officeooo:paragraph-rsid="0020284b" style:font-size-asian="10pt" style:font-size-complex="10pt"/>
    </style:style>
    <style:style style:name="P23" style:family="paragraph" style:parent-style-name="Standard" style:list-style-name="L1">
      <style:paragraph-properties fo:text-align="justify" style:justify-single-word="false"/>
      <style:text-properties style:use-window-font-color="true" fo:font-size="10pt" officeooo:rsid="00126c4a" officeooo:paragraph-rsid="0030e205" style:font-size-asian="10pt" style:font-size-complex="10pt"/>
    </style:style>
    <style:style style:name="P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2c74e1" style:font-style-asian="italic" style:font-style-complex="italic"/>
    </style:style>
    <style:style style:name="T3" style:family="text">
      <style:text-properties fo:font-style="italic" officeooo:rsid="002ecf51"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officeooo:rsid="002b4fcf"/>
    </style:style>
    <style:style style:name="T7" style:family="text">
      <style:text-properties officeooo:rsid="002c74e1"/>
    </style:style>
    <style:style style:name="T8" style:family="text">
      <style:text-properties officeooo:rsid="002ecf51"/>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omputer Programming (2)" text:name="CourseTitle"/>
        <text:user-field-decl office:value-type="string" office:string-value="ECE 214C" text:name="CourseCode"/>
      </text:user-field-decls>
      <text:p text:style-name="P13"><text:bookmark-start text:name="__DdeLink__126_1670816833"/><text:bookmark-start text:name="__DdeLink__128_1670816833"/>Sheet 1</text:p>
      <text:h text:style-name="P18" text:outline-level="3">Problem <text:span text:style-name="T6">1</text:span>: <text:span text:style-name="T1">Diamond</text:span><text:bookmark-end text:name="__DdeLink__126_1670816833"/><text:bookmark-end text:name="__DdeLink__128_1670816833"/></text:h>
      <text:p text:style-name="P10">Write a program that prints the following diamond shape. You may use output statements that print either a single asterisk or a single blank. Maximize your use of repetition (with nested <text:span text:style-name="T5">for</text:span> structures) and minimize the number of output statements.</text:p>
      <text:p text:style-name="P9"/>
      <table:table table:name="Table3" table:style-name="Table3">
        <table:table-column table:style-name="Table3.A"/>
        <table:table-row>
          <table:table-cell table:style-name="Table3.A1" office:value-type="string">
            <text:p text:style-name="P7"><text:s text:c="4"/>*</text:p>
            <text:p text:style-name="P7"><text:s text:c="3"/>***</text:p>
            <text:p text:style-name="P7"><text:s text:c="2"/>*****</text:p>
            <text:p text:style-name="P7"><text:s/>*******</text:p>
            <text:p text:style-name="P7">*********</text:p>
            <text:p text:style-name="P7"><text:s/>*******</text:p>
            <text:p text:style-name="P7"><text:s text:c="2"/>*****</text:p>
            <text:p text:style-name="P7"><text:s text:c="3"/>***</text:p>
            <text:p text:style-name="P7"><text:s text:c="4"/>*</text:p>
          </table:table-cell>
        </table:table-row>
      </table:table>
      <text:h text:style-name="P19" text:outline-level="3">Problem <text:span text:style-name="T6">2</text:span>: <text:span text:style-name="T1">Factorial</text:span></text:h>
      <text:p text:style-name="P11">The factorial of a nonnegative integer <draw:g text:anchor-type="as-char" svg:y="-0.0634in" draw:z-index="2" draw:style-name="gr1"><svg:title>TexMaths</svg:title><svg:desc>10§display§n§svg§600§FALSE</svg:desc><draw:polygon draw:style-name="gr2" draw:text-style-name="P24" svg:width="0.0831in" svg:height="0.0594in" svg:x="0in" svg:y="0.0016in" svg:viewBox="0 0 212 152" draw:points="106,152 0,152 0,0 212,0 212,152"><text:p/></draw:polygon><draw:path draw:style-name="gr3" draw:text-style-name="P24" svg:width="0.0748in" svg:height="0.0626in" svg:x="0.0039in" svg:y="0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g> is written <draw:g text:anchor-type="as-char" svg:y="-0.1016in" draw:z-index="3" draw:style-name="gr1"><svg:title>TexMaths</svg:title><svg:desc>10§display§n!§svg§600§FALSE</svg:desc><draw:polygon draw:style-name="gr2" draw:text-style-name="P24" svg:width="0.1217in" svg:height="0.0961in" svg:x="0in" svg:y="0.0031in" svg:viewBox="0 0 310 245" draw:points="155,245 0,245 0,0 310,0 310,245"><text:p/></draw:polygon><draw:path draw:style-name="gr3" draw:text-style-name="P24" svg:width="0.0748in" svg:height="0.0626in" svg:x="0.0039in" svg:y="0.0382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path draw:style-name="gr3" draw:text-style-name="P24" svg:width="0.0146in" svg:height="0.0992in" svg:x="0.0949in" svg:y="0in" svg:viewBox="0 0 38 253" svg:d="M24 179l14-161c0-12-9-18-19-18-9 0-19 6-19 18l14 161c0 5 1 8 5 8s5-2 5-8zM38 234c0-10-8-19-19-19-10 0-19 9-19 19s9 19 19 19c11 0 19-9 19-19z"><text:p/></draw:path></draw:g> (pronounced “n factorial”) and is defined as follows:</text:p>
      <text:p text:style-name="P14"><text:tab/><draw:g text:anchor-type="as-char" svg:y="-0.2016in" draw:z-index="4" draw:style-name="gr1"><svg:title>TexMaths</svg:title><svg:desc>10§display§n!=\left\{\begin{matrix} n \cdot (n-1) \cdot (n-2) \cdot \ldots \cdot 1 &amp;,n\geqslant 1 \\ 1 &amp;,n=0 \end{matrix}\right.§svg§600§FALSE</svg:desc><draw:polygon draw:style-name="gr2" draw:text-style-name="P24" svg:width="2.5177in" svg:height="0.3323in" svg:x="0in" svg:y="0in" svg:viewBox="0 0 6396 845" draw:points="3198,845 0,845 0,0 6396,0 6396,845"><text:p/></draw:polygon><draw:path draw:style-name="gr3" draw:text-style-name="P24" svg:width="0.0748in" svg:height="0.0626in" svg:x="0.0039in" svg:y="0.1394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path draw:style-name="gr3" draw:text-style-name="P24" svg:width="0.0146in" svg:height="0.0992in" svg:x="0.0949in" svg:y="0.1016in" svg:viewBox="0 0 38 253" svg:d="M24 179l14-161c0-12-9-18-19-18-9 0-19 6-19 18l14 161c0 5 1 8 5 8s5-2 5-8zM38 234c0-10-8-19-19-19-10 0-19 9-19 19s9 19 19 19c11 0 19-9 19-19z"><text:p/></draw:path><draw:path draw:style-name="gr3" draw:text-style-name="P24" svg:width="0.0921in" svg:height="0.0323in" svg:x="0.1677in" svg:y="0.15in" svg:viewBox="0 0 235 83" svg:d="M223 14c5 0 12 0 12-7s-7-7-12-7h-211c-5 0-12 0-12 7s7 7 12 7zM223 83c5 0 12 0 12-7s-7-7-12-7h-211c-5 0-12 0-12 7s7 7 12 7z"><text:p/></draw:path><draw:path draw:style-name="gr3" draw:text-style-name="P24" svg:width="0.0673in" svg:height="0.3319in" svg:x="0.324in" svg:y="0in" svg:viewBox="0 0 172 844" svg:d="M101 538c0-17 0-43-23-71-13-18-33-34-58-45 69-33 81-83 81-104v-202c0-22 0-67 68-101 3-1 3-2 3-7 0-8 0-8-8-8-5 0-5 0-14 4-35 17-70 45-78 88-1 7-1 10-1 34v163c0 10 0 29 0 33-3 37-25 69-65 91-6 3-6 3-6 9s0 6 5 9c24 13 58 38 65 82 1 8 1 9 1 13v209c0 51 36 85 80 105 7 4 8 4 13 4 8 0 8 0 8-8 0-5 0-6-3-7-15-7-60-30-68-81 0-5 0-9 0-30z"><text:p/></draw:path><draw:path draw:style-name="gr3" draw:text-style-name="P24" svg:width="0.0748in" svg:height="0.0626in" svg:x="0.4138in" svg:y="0.0543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path draw:style-name="gr3" draw:text-style-name="P24" svg:width="0.0146in" svg:height="0.0146in" svg:x="0.5354in" svg:y="0.0744in" svg:viewBox="0 0 38 38" svg:d="M38 19c0-10-8-19-19-19-10 0-19 9-19 19 0 11 9 19 19 19 11 0 19-8 19-19z"><text:p/></draw:path><draw:path draw:style-name="gr3" draw:text-style-name="P24" svg:width="0.0323in" svg:height="0.1382in" svg:x="0.6063in" svg:y="0.0126in" svg:viewBox="0 0 83 352" svg:d="M83 349c0-1 0-2-7-8-44-44-55-111-55-165 0-61 13-122 57-166 5-5 5-5 5-6 0-3-2-4-4-4-4 0-36 24-57 69-18 39-22 78-22 107 0 28 4 70 23 110 22 44 52 66 56 66 2 0 4-1 4-3z"><text:p/></draw:path><draw:path draw:style-name="gr3" draw:text-style-name="P24" svg:width="0.0748in" svg:height="0.0626in" svg:x="0.6504in" svg:y="0.0543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path draw:style-name="gr3" draw:text-style-name="P24" svg:width="0.0846in" svg:height="0.0055in" svg:x="0.7717in" svg:y="0.078in" svg:viewBox="0 0 216 15" svg:d="M203 15c6 0 13 0 13-7 0-8-7-8-13-8h-191c-6 0-12 0-12 8 0 7 6 7 12 7z"><text:p/></draw:path><draw:path draw:style-name="gr3" draw:text-style-name="P24" svg:width="0.0457in" svg:height="0.0921in" svg:x="0.911in" svg:y="0.024in" svg:viewBox="0 0 117 235" svg:d="M73 9c0-8 0-9-8-9-22 23-54 23-65 23v11c7 0 28 0 46-10v183c0 13-1 17-33 17h-11v11c13-1 43-1 58-1 14 0 45 0 57 1v-11h-11c-32 0-33-4-33-17z"><text:p/></draw:path><draw:path draw:style-name="gr3" draw:text-style-name="P24" svg:width="0.0323in" svg:height="0.1382in" svg:x="0.976in" svg:y="0.0126in" svg:viewBox="0 0 83 352" svg:d="M83 176c0-27-4-70-24-110-21-43-52-66-55-66s-4 1-4 4c0 1 0 1 7 8 35 35 55 91 55 164 0 61-13 123-57 167-5 4-5 5-5 6 0 2 1 3 4 3s35-24 56-68c18-39 23-78 23-108z"><text:p/></draw:path><draw:path draw:style-name="gr3" draw:text-style-name="P24" svg:width="0.0146in" svg:height="0.0146in" svg:x="1.0646in" svg:y="0.0744in" svg:viewBox="0 0 38 38" svg:d="M38 19c0-10-8-19-19-19-10 0-19 9-19 19 0 11 9 19 19 19 11 0 19-8 19-19z"><text:p/></draw:path><draw:path draw:style-name="gr3" draw:text-style-name="P24" svg:width="0.0323in" svg:height="0.1382in" svg:x="1.1354in" svg:y="0.0126in" svg:viewBox="0 0 83 352" svg:d="M83 349c0-1 0-2-7-8-44-44-55-111-55-165 0-61 13-122 57-166 5-5 5-5 5-6 0-3-2-4-4-4-4 0-36 24-57 69-18 39-22 78-22 107 0 28 4 70 23 110 22 44 52 66 56 66 2 0 4-1 4-3z"><text:p/></draw:path><draw:path draw:style-name="gr3" draw:text-style-name="P24" svg:width="0.0748in" svg:height="0.0626in" svg:x="1.1795in" svg:y="0.0543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path draw:style-name="gr3" draw:text-style-name="P24" svg:width="0.0846in" svg:height="0.0055in" svg:x="1.3008in" svg:y="0.078in" svg:viewBox="0 0 216 15" svg:d="M203 15c6 0 13 0 13-7 0-8-7-8-13-8h-191c-6 0-12 0-12 8 0 7 6 7 12 7z"><text:p/></draw:path><draw:path draw:style-name="gr3" draw:text-style-name="P24" svg:width="0.0551in" svg:height="0.0921in" svg:x="1.4346in" svg:y="0.024in"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4" svg:width="0.0323in" svg:height="0.1382in" svg:x="1.5047in" svg:y="0.0126in" svg:viewBox="0 0 83 352" svg:d="M83 176c0-27-4-70-24-110-21-43-52-66-55-66s-4 1-4 4c0 1 0 1 7 8 35 35 55 91 55 164 0 61-13 123-57 167-5 4-5 5-5 6 0 2 1 3 4 3s35-24 56-68c18-39 23-78 23-108z"><text:p/></draw:path><draw:path draw:style-name="gr3" draw:text-style-name="P24" svg:width="0.0146in" svg:height="0.0146in" svg:x="1.5933in" svg:y="0.0744in" svg:viewBox="0 0 38 38" svg:d="M38 19c0-10-8-19-19-19-10 0-19 9-19 19 0 11 9 19 19 19 11 0 19-8 19-19z"><text:p/></draw:path><draw:path draw:style-name="gr3" draw:text-style-name="P24" svg:width="0.0146in" svg:height="0.0146in" svg:x="1.6626in" svg:y="0.1016in" svg:viewBox="0 0 38 38" svg:d="M38 19c0-10-8-19-19-19-10 0-19 9-19 19 0 11 9 19 19 19 11 0 19-8 19-19z"><text:p/></draw:path><draw:path draw:style-name="gr3" draw:text-style-name="P24" svg:width="0.0146in" svg:height="0.0146in" svg:x="1.724in" svg:y="0.1016in" svg:viewBox="0 0 38 38" svg:d="M38 19c0-10-8-19-19-19-10 0-19 9-19 19 0 11 9 19 19 19 11 0 19-8 19-19z"><text:p/></draw:path><draw:path draw:style-name="gr3" draw:text-style-name="P24" svg:width="0.0146in" svg:height="0.0146in" svg:x="1.7854in" svg:y="0.1016in" svg:viewBox="0 0 38 38" svg:d="M38 19c0-10-8-19-19-19-10 0-19 9-19 19 0 11 9 19 19 19 11 0 19-8 19-19z"><text:p/></draw:path><draw:path draw:style-name="gr3" draw:text-style-name="P24" svg:width="0.0146in" svg:height="0.0146in" svg:x="1.8547in" svg:y="0.0744in" svg:viewBox="0 0 38 38" svg:d="M38 19c0-10-8-19-19-19-10 0-19 9-19 19 0 11 9 19 19 19 11 0 19-8 19-19z"><text:p/></draw:path><draw:path draw:style-name="gr3" draw:text-style-name="P24" svg:width="0.0457in" svg:height="0.0921in" svg:x="1.9244in" svg:y="0.024in" svg:viewBox="0 0 117 235" svg:d="M73 9c0-8 0-9-8-9-22 23-54 23-65 23v11c7 0 28 0 46-10v183c0 13-1 17-33 17h-11v11c13-1 43-1 58-1 14 0 45 0 57 1v-11h-11c-32 0-33-4-33-17z"><text:p/></draw:path><draw:path draw:style-name="gr3" draw:text-style-name="P24" svg:width="0.0161in" svg:height="0.0413in" svg:x="2.1315in" svg:y="0.1016in" svg:viewBox="0 0 42 106" svg:d="M42 37c0-23-9-37-23-37-12 0-19 9-19 19 0 9 7 19 19 19 4 0 9-2 13-5 1-1 1-1 1-1 1 0 1 0 1 5 0 27-12 48-24 60-4 3-4 4-4 5 0 3 2 4 3 4 4 0 33-27 33-69z"><text:p/></draw:path><draw:path draw:style-name="gr3" draw:text-style-name="P24" svg:width="0.0748in" svg:height="0.0626in" svg:x="2.185in" svg:y="0.0543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path draw:style-name="gr3" draw:text-style-name="P24" svg:width="0.0846in" svg:height="0.1071in" svg:x="2.3138in" svg:y="0.028in" svg:viewBox="0 0 216 273" svg:d="M209 110c5-2 7-5 7-8 0-4-3-5-7-7l-195-93c-5-2-6-2-7-2-4 0-7 3-7 7 0 5 3 6 7 8l185 87-185 87c-6 3-7 5-7 8 0 4 3 7 7 7 1 0 2 0 6-2zM209 178c5-2 7-4 7-7 0-7-7-7-9-7l-200 94c-4 2-7 4-7 8s3 7 7 7c1 0 2 0 6-3z"><text:p/></draw:path><draw:path draw:style-name="gr3" draw:text-style-name="P24" svg:width="0.0457in" svg:height="0.0921in" svg:x="2.461in" svg:y="0.024in" svg:viewBox="0 0 117 235" svg:d="M73 9c0-8 0-9-8-9-22 23-54 23-65 23v11c7 0 28 0 46-10v183c0 13-1 17-33 17h-11v11c13-1 43-1 58-1 14 0 45 0 57 1v-11h-11c-32 0-33-4-33-17z"><text:p/></draw:path><draw:path draw:style-name="gr3" draw:text-style-name="P24" svg:width="0.0457in" svg:height="0.0921in" svg:x="1.1732in" svg:y="0.1898in" svg:viewBox="0 0 117 235" svg:d="M73 9c0-8 0-9-8-9-22 23-54 23-65 23v11c7 0 28 0 46-10v183c0 13-1 17-33 17h-11v11c13-1 43-1 58-1 14 0 45 0 57 1v-11h-11c-32 0-33-4-33-17z"><text:p/></draw:path><draw:path draw:style-name="gr3" draw:text-style-name="P24" svg:width="0.0161in" svg:height="0.0413in" svg:x="2.1315in" svg:y="0.2677in" svg:viewBox="0 0 42 106" svg:d="M42 37c0-23-9-37-23-37-12 0-19 9-19 19 0 9 7 19 19 19 4 0 9-2 13-5 1-1 1-1 1-1 1 0 1 0 1 5 0 27-12 48-24 60-4 3-4 4-4 5 0 3 2 4 3 4 4 0 33-27 33-69z"><text:p/></draw:path><draw:path draw:style-name="gr3" draw:text-style-name="P24" svg:width="0.0748in" svg:height="0.0626in" svg:x="2.185in" svg:y="0.2213in" svg:viewBox="0 0 191 160" svg:d="M21 135c-1 6-3 14-3 16 0 6 5 9 10 9 4 0 11-3 13-10 0 0 5-17 7-26l7-32c3-7 5-15 6-23 2-6 5-17 5-18 5-11 24-43 58-43 16 0 19 13 19 25 0 21-18 67-23 82-3 8-4 12-4 16 0 17 13 29 29 29 33 0 46-51 46-54 0-4-3-4-4-4-3 0-3 1-5 7-7 24-19 43-36 43-6 0-9-3-9-11 0-9 4-18 7-25 7-19 21-58 21-78 0-24-15-38-40-38-32 0-49 23-55 31-2-20-17-31-33-31s-23 14-26 20c-6 12-11 33-11 34 0 4 4 4 4 4 4 0 4 0 6-8 6-25 13-42 26-42 7 0 11 4 11 16 0 7-1 11-6 30z"><text:p/></draw:path><draw:path draw:style-name="gr3" draw:text-style-name="P24" svg:width="0.0921in" svg:height="0.0323in" svg:x="2.3102in" svg:y="0.2307in" svg:viewBox="0 0 235 83" svg:d="M223 14c5 0 12 0 12-7s-7-7-12-7h-211c-5 0-12 0-12 7s7 7 12 7zM223 83c5 0 12 0 12-7s-7-7-12-7h-211c-5 0-12 0-12 7s7 7 12 7z"><text:p/></draw:path><draw:path draw:style-name="gr3" draw:text-style-name="P24" svg:width="0.0583in" svg:height="0.0953in" svg:x="2.4539in" svg:y="0.1898in"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g></text:p>
      <text:p text:style-name="P11"><text:span text:style-name="T4">For example</text:span>, <draw:g text:anchor-type="as-char" svg:y="-0.1028in" draw:z-index="5" draw:style-name="gr1"><svg:title>TexMaths</svg:title><svg:desc>10§display§5! = 5 \cdot 4 \cdot 3 \cdot 2 \cdot 1§svg§600§FALSE</svg:desc><draw:polygon draw:style-name="gr2" draw:text-style-name="P24" svg:width="1.0378in" svg:height="0.0961in" svg:x="0in" svg:y="0.0031in" svg:viewBox="0 0 2637 245" draw:points="1318,245 0,245 0,0 2637,0 2637,245"><text:p/></draw:polygon><draw:path draw:style-name="gr3" draw:text-style-name="P24" svg:width="0.0551in" svg:height="0.0953in" svg:x="0.0071in" svg:y="0.0071in"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3" draw:text-style-name="P24" svg:width="0.0146in" svg:height="0.0992in" svg:x="0.0811in" svg:y="0in" svg:viewBox="0 0 38 253" svg:d="M24 179l14-161c0-12-9-18-19-18-9 0-19 6-19 18l14 161c0 5 1 8 5 8s5-2 5-8zM38 234c0-10-8-19-19-19-10 0-19 9-19 19s9 19 19 19c11 0 19-9 19-19z"><text:p/></draw:path><draw:path draw:style-name="gr3" draw:text-style-name="P24" svg:width="0.0921in" svg:height="0.0323in" svg:x="0.1539in" svg:y="0.0484in" svg:viewBox="0 0 235 83" svg:d="M223 14c5 0 12 0 12-7s-7-7-12-7h-211c-5 0-12 0-12 7s7 7 12 7zM223 83c5 0 12 0 12-7s-7-7-12-7h-211c-5 0-12 0-12 7s7 7 12 7z"><text:p/></draw:path><draw:path draw:style-name="gr3" draw:text-style-name="P24" svg:width="0.0551in" svg:height="0.0953in" svg:x="0.2992in" svg:y="0.0071in"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3" draw:text-style-name="P24" svg:width="0.0146in" svg:height="0.0146in" svg:x="0.4039in" svg:y="0.0575in" svg:viewBox="0 0 38 38" svg:d="M38 19c0-10-8-19-19-19-10 0-19 9-19 19 0 11 9 19 19 19 11 0 19-8 19-19z"><text:p/></draw:path><draw:path draw:style-name="gr3" draw:text-style-name="P24" svg:width="0.0614in" svg:height="0.0937in" svg:x="0.465in" svg:y="0.0055in" svg:viewBox="0 0 157 239" svg:d="M94 181v30c0 13-1 17-27 17h-7v11c14-1 33-1 48-1 14 0 33 0 48 1v-11h-8c-26 0-27-4-27-17v-30h36v-11h-36v-161c0-7 0-9-5-9-4 0-5 0-7 4l-109 166v11zM96 170h-86l86-132z"><text:p/></draw:path><draw:path draw:style-name="gr3" draw:text-style-name="P24" svg:width="0.0146in" svg:height="0.0146in" svg:x="0.5732in" svg:y="0.0575in" svg:viewBox="0 0 38 38" svg:d="M38 19c0-10-8-19-19-19-10 0-19 9-19 19 0 11 9 19 19 19 11 0 19-8 19-19z"><text:p/></draw:path><draw:path draw:style-name="gr3" draw:text-style-name="P24" svg:width="0.0575in" svg:height="0.0953in" svg:x="0.6362in" svg:y="0.0071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24" svg:width="0.0146in" svg:height="0.0146in" svg:x="0.7421in" svg:y="0.0575in" svg:viewBox="0 0 38 38" svg:d="M38 19c0-10-8-19-19-19-10 0-19 9-19 19 0 11 9 19 19 19 11 0 19-8 19-19z"><text:p/></draw:path><draw:path draw:style-name="gr3" draw:text-style-name="P24" svg:width="0.0551in" svg:height="0.0921in" svg:x="0.8063in" svg:y="0.0071in"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4" svg:width="0.0146in" svg:height="0.0146in" svg:x="0.9114in" svg:y="0.0575in" svg:viewBox="0 0 38 38" svg:d="M38 19c0-10-8-19-19-19-10 0-19 9-19 19 0 11 9 19 19 19 11 0 19-8 19-19z"><text:p/></draw:path><draw:path draw:style-name="gr3" draw:text-style-name="P24" svg:width="0.0457in" svg:height="0.0921in" svg:x="0.9807in" svg:y="0.0071in" svg:viewBox="0 0 117 235" svg:d="M73 9c0-8 0-9-8-9-22 23-54 23-65 23v11c7 0 28 0 46-10v183c0 13-1 17-33 17h-11v11c13-1 43-1 58-1 14 0 45 0 57 1v-11h-11c-32 0-33-4-33-17z"><text:p/></draw:path></draw:g>, which is <draw:g text:anchor-type="as-char" svg:y="-0.0957in" draw:z-index="6" draw:style-name="gr1"><svg:title>TexMaths</svg:title><svg:desc>10§display§120§svg§600§FALSE</svg:desc><draw:polygon draw:style-name="gr2" draw:text-style-name="P24" svg:width="0.2075in" svg:height="0.089in" svg:x="0in" svg:y="0.0039in" svg:viewBox="0 0 528 227" draw:points="264,227 0,227 0,0 528,0 528,227"><text:p/></draw:polygon><draw:path draw:style-name="gr3" draw:text-style-name="P24" svg:width="0.0457in" svg:height="0.0921in" svg:x="0.0122in" svg:y="0in" svg:viewBox="0 0 117 235" svg:d="M73 9c0-8 0-9-8-9-22 23-54 23-65 23v11c7 0 28 0 46-10v183c0 13-1 17-33 17h-11v11c13-1 43-1 58-1 14 0 45 0 57 1v-11h-11c-32 0-33-4-33-17z"><text:p/></draw:path><draw:path draw:style-name="gr3" draw:text-style-name="P24" svg:width="0.0551in" svg:height="0.0921in" svg:x="0.076in" svg:y="0in"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4" svg:width="0.0583in" svg:height="0.0953in" svg:x="0.1437in" svg:y="0in"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g>.</text:p>
      <text:list xml:id="list5990883630641152987" text:style-name="L1">
        <text:list-item>
          <text:p text:style-name="P22">Write a program that reads a nonnegative integer and computes and prints its factorial.</text:p>
        </text:list-item>
        <text:list-item>
          <text:p text:style-name="P23">Write a program that estimates the value of the mathematical constant <draw:g text:anchor-type="as-char" svg:y="-0.0634in" draw:z-index="7" draw:style-name="gr1"><svg:title>TexMaths</svg:title><svg:desc>10§display§e§svg§600§FALSE</svg:desc><draw:polygon draw:style-name="gr2" draw:text-style-name="P24" svg:width="0.0646in" svg:height="0.0594in" svg:x="0in" svg:y="0.0016in" svg:viewBox="0 0 165 152" draw:points="82,152 0,152 0,0 165,0 165,152"><text:p/></draw:polygon><draw:path draw:style-name="gr3" draw:text-style-name="P24" svg:width="0.0531in" svg:height="0.0626in" svg:x="0.0063in" svg:y="0in" svg:viewBox="0 0 136 160" svg:d="M50 75c10 0 36-1 54-9 25-10 27-31 27-36 0-15-14-30-38-30-40 0-93 34-93 96 0 36 21 64 56 64 50 0 80-37 80-42 0-2-2-4-4-4s-3 1-5 3c-28 35-66 35-71 35-27 0-31-29-31-41 0-4 1-15 6-36zM33 67c14-54 51-59 60-59 16 0 26 10 26 22 0 37-57 37-71 37z"><text:p/></draw:path></draw:g> by using the formula:</text:p>
          <text:p text:style-name="P23"><draw:g text:anchor-type="as-char" svg:y="-0.1866in" draw:z-index="9" draw:style-name="gr1"><svg:title>TexMaths</svg:title><svg:desc>10§display§e = 1 + \frac{1} {1!} + \frac{1}{2!} + \frac{1}{3!} + \ldots §svg§600§FALSE</svg:desc><draw:polygon draw:style-name="gr2" draw:text-style-name="P24" svg:width="1.5783in" svg:height="0.2776in" svg:x="0in" svg:y="0.0039in" svg:viewBox="0 0 4010 706" draw:points="2005,706 0,706 0,0 4010,0 4010,706"><text:p/></draw:polygon><draw:path draw:style-name="gr3" draw:text-style-name="P24" svg:width="0.0531in" svg:height="0.0626in" svg:x="0.0063in" svg:y="0.1256in" svg:viewBox="0 0 136 160" svg:d="M50 75c10 0 36-1 54-9 25-10 27-31 27-36 0-15-14-30-38-30-40 0-93 34-93 96 0 36 21 64 56 64 50 0 80-37 80-42 0-2-2-4-4-4s-3 1-5 3c-28 35-66 35-71 35-27 0-31-29-31-41 0-4 1-15 6-36zM33 67c14-54 51-59 60-59 16 0 26 10 26 22 0 37-57 37-71 37z"><text:p/></draw:path><draw:path draw:style-name="gr3" draw:text-style-name="P24" svg:width="0.0921in" svg:height="0.0323in" svg:x="0.1106in" svg:y="0.135in" svg:viewBox="0 0 235 83" svg:d="M223 14c5 0 12 0 12-7s-7-7-12-7h-211c-5 0-12 0-12 7s7 7 12 7zM223 83c5 0 12 0 12-7s-7-7-12-7h-211c-5 0-12 0-12 7s7 7 12 7z"><text:p/></draw:path><draw:path draw:style-name="gr3" draw:text-style-name="P24" svg:width="0.0457in" svg:height="0.0921in" svg:x="0.2614in" svg:y="0.0937in" svg:viewBox="0 0 117 235" svg:d="M73 9c0-8 0-9-8-9-22 23-54 23-65 23v11c7 0 28 0 46-10v183c0 13-1 17-33 17h-11v11c13-1 43-1 58-1 14 0 45 0 57 1v-11h-11c-32 0-33-4-33-17z"><text:p/></draw:path><draw:path draw:style-name="gr3" draw:text-style-name="P24" svg:width="0.0921in" svg:height="0.0921in" svg:x="0.3567in" svg:y="0.1051in" svg:viewBox="0 0 235 235" svg:d="M125 125h98c5 0 12 0 12-7 0-8-7-8-12-8h-98v-98c0-5 0-12-7-12-8 0-8 7-8 12v98h-98c-5 0-12 0-12 8 0 7 7 7 12 7h98v98c0 5 0 12 8 12 7 0 7-7 7-12z"><text:p/></draw:path><draw:path draw:style-name="gr3" draw:text-style-name="P24" svg:width="0.0457in" svg:height="0.0921in" svg:x="0.5354in" svg:y="0in" svg:viewBox="0 0 117 235" svg:d="M73 9c0-8 0-9-8-9-22 23-54 23-65 23v11c7 0 28 0 46-10v183c0 13-1 17-33 17h-11v11c13-1 43-1 58-1 14 0 45 0 57 1v-11h-11c-32 0-33-4-33-17z"><text:p/></draw:path><draw:polygon draw:style-name="gr3" draw:text-style-name="P24" svg:width="0.1075in" svg:height="0.0055in" svg:x="0.5039in" svg:y="0.1484in" svg:viewBox="0 0 274 15" draw:points="137,15 0,15 0,0 274,0 274,15"><text:p/></draw:polygon><draw:path draw:style-name="gr3" draw:text-style-name="P24" svg:width="0.0457in" svg:height="0.0921in" svg:x="0.5161in" svg:y="0.1894in" svg:viewBox="0 0 117 235" svg:d="M73 9c0-8 0-9-8-9-22 23-54 23-65 23v11c7 0 28 0 46-10v183c0 13-1 17-33 17h-11v11c13-1 43-1 58-1 14 0 45 0 57 1v-11h-11c-32 0-33-4-33-17z"><text:p/></draw:path><draw:path draw:style-name="gr3" draw:text-style-name="P24" svg:width="0.0146in" svg:height="0.0992in" svg:x="0.585in" svg:y="0.1819in" svg:viewBox="0 0 38 253" svg:d="M24 179l14-161c0-12-9-18-19-18-9 0-19 6-19 18l14 161c0 5 1 8 5 8s5-2 5-8zM38 234c0-10-8-19-19-19-10 0-19 9-19 19s9 19 19 19c11 0 19-9 19-19z"><text:p/></draw:path><draw:path draw:style-name="gr3" draw:text-style-name="P24" svg:width="0.0921in" svg:height="0.0921in" svg:x="0.6665in" svg:y="0.1051in" svg:viewBox="0 0 235 235" svg:d="M125 125h98c5 0 12 0 12-7 0-8-7-8-12-8h-98v-98c0-5 0-12-7-12-8 0-8 7-8 12v98h-98c-5 0-12 0-12 8 0 7 7 7 12 7h98v98c0 5 0 12 8 12 7 0 7-7 7-12z"><text:p/></draw:path><draw:path draw:style-name="gr3" draw:text-style-name="P24" svg:width="0.0457in" svg:height="0.0921in" svg:x="0.8453in" svg:y="0in" svg:viewBox="0 0 117 235" svg:d="M73 9c0-8 0-9-8-9-22 23-54 23-65 23v11c7 0 28 0 46-10v183c0 13-1 17-33 17h-11v11c13-1 43-1 58-1 14 0 45 0 57 1v-11h-11c-32 0-33-4-33-17z"><text:p/></draw:path><draw:polygon draw:style-name="gr3" draw:text-style-name="P24" svg:width="0.1075in" svg:height="0.0055in" svg:x="0.8138in" svg:y="0.1484in" svg:viewBox="0 0 274 15" draw:points="137,15 0,15 0,0 274,0 274,15"><text:p/></draw:polygon><draw:path draw:style-name="gr3" draw:text-style-name="P24" svg:width="0.0551in" svg:height="0.0921in" svg:x="0.8209in" svg:y="0.1894in"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4" svg:width="0.0146in" svg:height="0.0992in" svg:x="0.8949in" svg:y="0.1819in" svg:viewBox="0 0 38 253" svg:d="M24 179l14-161c0-12-9-18-19-18-9 0-19 6-19 18l14 161c0 5 1 8 5 8s5-2 5-8zM38 234c0-10-8-19-19-19-10 0-19 9-19 19s9 19 19 19c11 0 19-9 19-19z"><text:p/></draw:path><draw:path draw:style-name="gr3" draw:text-style-name="P24" svg:width="0.0921in" svg:height="0.0921in" svg:x="0.9764in" svg:y="0.1051in" svg:viewBox="0 0 235 235" svg:d="M125 125h98c5 0 12 0 12-7 0-8-7-8-12-8h-98v-98c0-5 0-12-7-12-8 0-8 7-8 12v98h-98c-5 0-12 0-12 8 0 7 7 7 12 7h98v98c0 5 0 12 8 12 7 0 7-7 7-12z"><text:p/></draw:path><draw:path draw:style-name="gr3" draw:text-style-name="P24" svg:width="0.0457in" svg:height="0.0921in" svg:x="1.1551in" svg:y="0in" svg:viewBox="0 0 117 235" svg:d="M73 9c0-8 0-9-8-9-22 23-54 23-65 23v11c7 0 28 0 46-10v183c0 13-1 17-33 17h-11v11c13-1 43-1 58-1 14 0 45 0 57 1v-11h-11c-32 0-33-4-33-17z"><text:p/></draw:path><draw:polygon draw:style-name="gr3" draw:text-style-name="P24" svg:width="0.1075in" svg:height="0.0055in" svg:x="1.1236in" svg:y="0.1484in" svg:viewBox="0 0 274 15" draw:points="137,15 0,15 0,0 274,0 274,15"><text:p/></draw:polygon><draw:path draw:style-name="gr3" draw:text-style-name="P24" svg:width="0.0575in" svg:height="0.0953in" svg:x="1.1295in" svg:y="0.1894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24" svg:width="0.0146in" svg:height="0.0992in" svg:x="1.2047in" svg:y="0.1819in" svg:viewBox="0 0 38 253" svg:d="M24 179l14-161c0-12-9-18-19-18-9 0-19 6-19 18l14 161c0 5 1 8 5 8s5-2 5-8zM38 234c0-10-8-19-19-19-10 0-19 9-19 19s9 19 19 19c11 0 19-9 19-19z"><text:p/></draw:path><draw:path draw:style-name="gr3" draw:text-style-name="P24" svg:width="0.0921in" svg:height="0.0921in" svg:x="1.2866in" svg:y="0.1051in" svg:viewBox="0 0 235 235" svg:d="M125 125h98c5 0 12 0 12-7 0-8-7-8-12-8h-98v-98c0-5 0-12-7-12-8 0-8 7-8 12v98h-98c-5 0-12 0-12 8 0 7 7 7 12 7h98v98c0 5 0 12 8 12 7 0 7-7 7-12z"><text:p/></draw:path><draw:path draw:style-name="gr3" draw:text-style-name="P24" svg:width="0.0146in" svg:height="0.0146in" svg:x="1.4291in" svg:y="0.172in" svg:viewBox="0 0 38 38" svg:d="M38 19c0-10-8-19-19-19-10 0-19 9-19 19 0 11 9 19 19 19 11 0 19-8 19-19z"><text:p/></draw:path><draw:path draw:style-name="gr3" draw:text-style-name="P24" svg:width="0.0146in" svg:height="0.0146in" svg:x="1.4906in" svg:y="0.172in" svg:viewBox="0 0 38 38" svg:d="M38 19c0-10-8-19-19-19-10 0-19 9-19 19 0 11 9 19 19 19 11 0 19-8 19-19z"><text:p/></draw:path><draw:path draw:style-name="gr3" draw:text-style-name="P24" svg:width="0.0146in" svg:height="0.0146in" svg:x="1.552in" svg:y="0.172in" svg:viewBox="0 0 38 38" svg:d="M38 19c0-10-8-19-19-19-10 0-19 9-19 19 0 11 9 19 19 19 11 0 19-8 19-19z"><text:p/></draw:path></draw:g>.</text:p>
        </text:list-item>
        <text:list-item>
          <text:p text:style-name="P23">Write a program that computes the value of <draw:g text:anchor-type="as-char" svg:y="-0.102in" draw:z-index="8" draw:style-name="gr1"><svg:title>TexMaths</svg:title><svg:desc>10§display§e^x§svg§600§FALSE</svg:desc><draw:polygon draw:style-name="gr2" draw:text-style-name="P24" svg:width="0.1272in" svg:height="0.0988in" svg:x="0in" svg:y="0.002in" svg:viewBox="0 0 324 252" draw:points="162,252 0,252 0,0 324,0 324,252"><text:p/></draw:polygon><draw:path draw:style-name="gr3" draw:text-style-name="P24" svg:width="0.0531in" svg:height="0.0626in" svg:x="0.0063in" svg:y="0.0398in" svg:viewBox="0 0 136 160" svg:d="M50 75c10 0 36-1 54-9 25-10 27-31 27-36 0-15-14-30-38-30-40 0-93 34-93 96 0 36 21 64 56 64 50 0 80-37 80-42 0-2-2-4-4-4s-3 1-5 3c-28 35-66 35-71 35-27 0-31-29-31-41 0-4 1-15 6-36zM33 67c14-54 51-59 60-59 16 0 26 10 26 22 0 37-57 37-71 37z"><text:p/></draw:path><draw:path draw:style-name="gr3" draw:text-style-name="P24" svg:width="0.052in" svg:height="0.0437in" svg:x="0.0689in" svg:y="0in" svg:viewBox="0 0 133 112" svg:d="M50 83c-3 9-11 22-23 22-1 0-9 0-14-3 10-4 11-13 11-14 0-6-4-9-10-9-7 0-14 6-14 15 0 12 14 18 26 18 11 0 22-7 28-18 6 13 19 18 29 18 29 0 44-31 44-38 0-3-3-3-4-3-4 0-4 1-5 4-5 17-20 30-34 30-10 0-15-7-15-16 0-7 6-29 13-57 5-19 16-25 24-25 1 0 9 0 14 3-8 3-11 10-11 14 0 6 4 9 10 9 5 0 14-4 14-15 0-14-16-18-26-18-13 0-22 8-28 18-4-11-16-18-30-18-27 0-43 31-43 38 0 3 3 3 4 3 3 0 3-1 5-4 6-19 21-30 34-30 8 0 14 4 14 16 0 5-3 18-5 26z"><text:p/></draw:path></draw:g> by using the formula:</text:p>
          <text:p text:style-name="P23"><draw:g text:anchor-type="as-char" svg:y="-0.2102in" draw:z-index="10" draw:style-name="gr1"><svg:title>TexMaths</svg:title><svg:desc>10§display§e^x = 1 + \frac{x} {1!} + \frac{x^2}{2!} + \frac{x^3}{3!} + \ldots §svg§600§FALSE</svg:desc><draw:polygon draw:style-name="gr2" draw:text-style-name="P24" svg:width="1.7154in" svg:height="0.3012in" svg:x="0in" svg:y="0.002in" svg:viewBox="0 0 4358 766" draw:points="2179,766 0,766 0,0 4358,0 4358,766"><text:p/></draw:polygon><draw:path draw:style-name="gr3" draw:text-style-name="P24" svg:width="0.0531in" svg:height="0.0626in" svg:x="0.0063in" svg:y="0.148in" svg:viewBox="0 0 136 160" svg:d="M50 75c10 0 36-1 54-9 25-10 27-31 27-36 0-15-14-30-38-30-40 0-93 34-93 96 0 36 21 64 56 64 50 0 80-37 80-42 0-2-2-4-4-4s-3 1-5 3c-28 35-66 35-71 35-27 0-31-29-31-41 0-4 1-15 6-36zM33 67c14-54 51-59 60-59 16 0 26 10 26 22 0 37-57 37-71 37z"><text:p/></draw:path><draw:path draw:style-name="gr3" draw:text-style-name="P24" svg:width="0.052in" svg:height="0.0437in" svg:x="0.0689in" svg:y="0.1083in" svg:viewBox="0 0 133 112" svg:d="M50 83c-3 9-11 22-23 22-1 0-9 0-14-3 10-4 11-13 11-14 0-6-4-9-10-9-7 0-14 6-14 15 0 12 14 18 26 18 11 0 22-7 28-18 6 13 19 18 29 18 29 0 44-31 44-38 0-3-3-3-4-3-4 0-4 1-5 4-5 17-20 30-34 30-10 0-15-7-15-16 0-7 6-29 13-57 5-19 16-25 24-25 1 0 9 0 14 3-8 3-11 10-11 14 0 6 4 9 10 9 5 0 14-4 14-15 0-14-16-18-26-18-13 0-22 8-28 18-4-11-16-18-30-18-27 0-43 31-43 38 0 3 3 3 4 3 3 0 3-1 5-4 6-19 21-30 34-30 8 0 14 4 14 16 0 5-3 18-5 26z"><text:p/></draw:path><draw:path draw:style-name="gr3" draw:text-style-name="P24" svg:width="0.0921in" svg:height="0.0323in" svg:x="0.1803in" svg:y="0.1575in" svg:viewBox="0 0 235 83" svg:d="M223 14c5 0 12 0 12-7s-7-7-12-7h-211c-5 0-12 0-12 7s7 7 12 7zM223 83c5 0 12 0 12-7s-7-7-12-7h-211c-5 0-12 0-12 7s7 7 12 7z"><text:p/></draw:path><draw:path draw:style-name="gr3" draw:text-style-name="P24" svg:width="0.0457in" svg:height="0.0921in" svg:x="0.3307in" svg:y="0.1165in" svg:viewBox="0 0 117 235" svg:d="M73 9c0-8 0-9-8-9-22 23-54 23-65 23v11c7 0 28 0 46-10v183c0 13-1 17-33 17h-11v11c13-1 43-1 58-1 14 0 45 0 57 1v-11h-11c-32 0-33-4-33-17z"><text:p/></draw:path><draw:path draw:style-name="gr3" draw:text-style-name="P24" svg:width="0.0921in" svg:height="0.0921in" svg:x="0.4264in" svg:y="0.1283in" svg:viewBox="0 0 235 235" svg:d="M125 125h98c5 0 12 0 12-7 0-8-7-8-12-8h-98v-98c0-5 0-12-7-12-8 0-8 7-8 12v98h-98c-5 0-12 0-12 8 0 7 7 7 12 7h98v98c0 5 0 12 8 12 7 0 7-7 7-12z"><text:p/></draw:path><draw:path draw:style-name="gr3" draw:text-style-name="P24" svg:width="0.0689in" svg:height="0.0626in" svg:x="0.5917in" svg:y="0.0543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olygon draw:style-name="gr3" draw:text-style-name="P24" svg:width="0.1075in" svg:height="0.0055in" svg:x="0.5736in" svg:y="0.1717in" svg:viewBox="0 0 274 15" draw:points="137,15 0,15 0,0 274,0 274,15"><text:p/></draw:polygon><draw:path draw:style-name="gr3" draw:text-style-name="P24" svg:width="0.0457in" svg:height="0.0921in" svg:x="0.5858in" svg:y="0.211in" svg:viewBox="0 0 117 235" svg:d="M73 9c0-8 0-9-8-9-22 23-54 23-65 23v11c7 0 28 0 46-10v183c0 13-1 17-33 17h-11v11c13-1 43-1 58-1 14 0 45 0 57 1v-11h-11c-32 0-33-4-33-17z"><text:p/></draw:path><draw:path draw:style-name="gr3" draw:text-style-name="P24" svg:width="0.0146in" svg:height="0.0992in" svg:x="0.6547in" svg:y="0.2047in" svg:viewBox="0 0 38 253" svg:d="M24 179l14-161c0-12-9-18-19-18-9 0-19 6-19 18l14 161c0 5 1 8 5 8s5-2 5-8zM38 234c0-10-8-19-19-19-10 0-19 9-19 19s9 19 19 19c11 0 19-9 19-19z"><text:p/></draw:path><draw:path draw:style-name="gr3" draw:text-style-name="P24" svg:width="0.0921in" svg:height="0.0921in" svg:x="0.7362in" svg:y="0.1283in" svg:viewBox="0 0 235 235" svg:d="M125 125h98c5 0 12 0 12-7 0-8-7-8-12-8h-98v-98c0-5 0-12-7-12-8 0-8 7-8 12v98h-98c-5 0-12 0-12 8 0 7 7 7 12 7h98v98c0 5 0 12 8 12 7 0 7-7 7-12z"><text:p/></draw:path><draw:path draw:style-name="gr3" draw:text-style-name="P24" svg:width="0.0689in" svg:height="0.0626in" svg:x="0.8874in" svg:y="0.0543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24" svg:width="0.0429in" svg:height="0.0642in" svg:x="0.9685in" svg:y="0in" svg:viewBox="0 0 110 164" svg:d="M110 119h-9c0 6-3 20-6 23-2 1-21 1-25 1h-45c26-23 34-30 49-41 19-15 36-30 36-54 0-30-27-48-58-48s-52 22-52 44c0 13 11 14 13 14 6 0 13-4 13-13 0-4-1-13-14-13 7-18 24-23 36-23 25 0 38 19 38 39 0 22-16 39-24 48l-60 59c-2 2-2 2-2 9h102z"><text:p/></draw:path><draw:polygon draw:style-name="gr3" draw:text-style-name="P24" svg:width="0.1413in" svg:height="0.0055in" svg:x="0.8835in" svg:y="0.1717in" svg:viewBox="0 0 360 15" draw:points="180,15 0,15 0,0 360,0 360,15"><text:p/></draw:polygon><draw:path draw:style-name="gr3" draw:text-style-name="P24" svg:width="0.0551in" svg:height="0.0921in" svg:x="0.9071in" svg:y="0.211in"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24" svg:width="0.0146in" svg:height="0.0992in" svg:x="0.9811in" svg:y="0.2047in" svg:viewBox="0 0 38 253" svg:d="M24 179l14-161c0-12-9-18-19-18-9 0-19 6-19 18l14 161c0 5 1 8 5 8s5-2 5-8zM38 234c0-10-8-19-19-19-10 0-19 9-19 19s9 19 19 19c11 0 19-9 19-19z"><text:p/></draw:path><draw:path draw:style-name="gr3" draw:text-style-name="P24" svg:width="0.0921in" svg:height="0.0921in" svg:x="1.0795in" svg:y="0.1283in" svg:viewBox="0 0 235 235" svg:d="M125 125h98c5 0 12 0 12-7 0-8-7-8-12-8h-98v-98c0-5 0-12-7-12-8 0-8 7-8 12v98h-98c-5 0-12 0-12 8 0 7 7 7 12 7h98v98c0 5 0 12 8 12 7 0 7-7 7-12z"><text:p/></draw:path><draw:path draw:style-name="gr3" draw:text-style-name="P24" svg:width="0.0689in" svg:height="0.0626in" svg:x="1.2311in" svg:y="0.0543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24" svg:width="0.0445in" svg:height="0.0661in" svg:x="1.3114in" svg:y="0in" svg:viewBox="0 0 114 169" svg:d="M54 82c20 0 34 13 34 40 0 30-18 39-33 39-10 0-31-2-42-17 12 0 15-9 15-14 0-8-6-13-14-13-7 0-14 4-14 14 0 23 26 38 56 38 34 0 58-23 58-47 0-20-16-39-43-45 26-9 35-28 35-43 0-19-22-34-50-34-27 0-48 13-48 33 0 9 5 13 13 13 7 0 12-5 12-12 0-8-5-13-12-13 8-11 25-14 35-14 11 0 26 6 26 27 0 11-3 22-10 30-8 9-15 10-27 10-6 1-7 1-8 1s-3 0-3 3c0 4 3 4 7 4z"><text:p/></draw:path><draw:polygon draw:style-name="gr3" draw:text-style-name="P24" svg:width="0.1413in" svg:height="0.0055in" svg:x="1.2268in" svg:y="0.1717in" svg:viewBox="0 0 360 15" draw:points="180,15 0,15 0,0 360,0 360,15"><text:p/></draw:polygon><draw:path draw:style-name="gr3" draw:text-style-name="P24" svg:width="0.0575in" svg:height="0.0953in" svg:x="1.2496in" svg:y="0.211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24" svg:width="0.0146in" svg:height="0.0992in" svg:x="1.3248in" svg:y="0.2047in" svg:viewBox="0 0 38 253" svg:d="M24 179l14-161c0-12-9-18-19-18-9 0-19 6-19 18l14 161c0 5 1 8 5 8s5-2 5-8zM38 234c0-10-8-19-19-19-10 0-19 9-19 19s9 19 19 19c11 0 19-9 19-19z"><text:p/></draw:path><draw:path draw:style-name="gr3" draw:text-style-name="P24" svg:width="0.0921in" svg:height="0.0921in" svg:x="1.4232in" svg:y="0.1283in" svg:viewBox="0 0 235 235" svg:d="M125 125h98c5 0 12 0 12-7 0-8-7-8-12-8h-98v-98c0-5 0-12-7-12-8 0-8 7-8 12v98h-98c-5 0-12 0-12 8 0 7 7 7 12 7h98v98c0 5 0 12 8 12 7 0 7-7 7-12z"><text:p/></draw:path><draw:path draw:style-name="gr3" draw:text-style-name="P24" svg:width="0.0146in" svg:height="0.0146in" svg:x="1.5657in" svg:y="0.1937in" svg:viewBox="0 0 38 38" svg:d="M38 19c0-10-8-19-19-19-10 0-19 9-19 19 0 11 9 19 19 19 11 0 19-8 19-19z"><text:p/></draw:path><draw:path draw:style-name="gr3" draw:text-style-name="P24" svg:width="0.0146in" svg:height="0.0146in" svg:x="1.6272in" svg:y="0.1937in" svg:viewBox="0 0 38 38" svg:d="M38 19c0-10-8-19-19-19-10 0-19 9-19 19 0 11 9 19 19 19 11 0 19-8 19-19z"><text:p/></draw:path><draw:path draw:style-name="gr3" draw:text-style-name="P24" svg:width="0.0146in" svg:height="0.0146in" svg:x="1.6886in" svg:y="0.1937in" svg:viewBox="0 0 38 38" svg:d="M38 19c0-10-8-19-19-19-10 0-19 9-19 19 0 11 9 19 19 19 11 0 19-8 19-19z"><text:p/></draw:path></draw:g>.</text:p>
        </text:list-item>
      </text:list>
      <text:h text:style-name="P20" text:outline-level="3">Problem <text:span text:style-name="T7">3</text:span>: <text:span text:style-name="T2">Pi</text:span></text:h>
      <text:p text:style-name="P17"><text:span text:style-name="T7">Calculate the value of </text:span><text:span text:style-name="T7"><draw:g text:anchor-type="as-char" svg:y="-0.061in" draw:z-index="11" draw:style-name="gr1"><svg:title>TexMaths</svg:title><svg:desc>10§display§\pi§svg§600§FALSE</svg:desc><draw:polygon draw:style-name="gr2" draw:text-style-name="P24" svg:width="0.0839in" svg:height="0.0594in" svg:x="0in" svg:y="0in" svg:viewBox="0 0 214 152" draw:points="107,152 0,152 0,0 214,0 214,152"><text:p/></draw:polygon><draw:path draw:style-name="gr3" draw:text-style-name="P24" svg:width="0.0748in" svg:height="0.061in" svg:x="0.0035in" svg:y="0in" svg:viewBox="0 0 191 156" svg:d="M84 21h40c-12 52-15 67-15 91 0 5 0 15 3 27 4 15 7 17 13 17 7 0 14-6 14-13 0-2 0-3-2-8-10-25-10-48-10-58 0-19 2-38 6-56h40c5 0 18 0 18-13 0-8-8-8-14-8h-119c-7 0-21 0-36 17-13 13-22 30-22 31s0 4 4 4c3 0 4-1 6-4 17-27 38-27 45-27h20c-11 42-30 85-45 117-3 6-3 6-3 9 0 7 6 9 10 9 11 0 14-10 18-23 5-16 5-17 9-34z"><text:p/></draw:path></draw:g></text:span><text:span text:style-name="T7"> from the infinite series </text:span></text:p>
      <text:p text:style-name="P12"><draw:g text:anchor-type="as-char" svg:y="-0.1874in" draw:z-index="12" draw:style-name="gr1"><svg:title>TexMaths</svg:title><svg:desc>10§display§\pi = 4 - \frac{4}{3} + \frac{4}{5} - \frac{4}{7} + \frac{4}{9} - \frac{4}{11} + \ldots §svg§600§FALSE</svg:desc><draw:polygon draw:style-name="gr2" draw:text-style-name="P24" svg:width="2.0949in" svg:height="0.2776in" svg:x="0in" svg:y="0.0047in" svg:viewBox="0 0 5322 706" draw:points="2661,706 0,706 0,0 5322,0 5322,706"><text:p/></draw:polygon><draw:path draw:style-name="gr3" draw:text-style-name="P24" svg:width="0.0748in" svg:height="0.061in" svg:x="0.0035in" svg:y="0.1283in" svg:viewBox="0 0 191 156" svg:d="M84 21h40c-12 52-15 67-15 91 0 5 0 15 3 27 4 15 7 17 13 17 7 0 14-6 14-13 0-2 0-3-2-8-10-25-10-48-10-58 0-19 2-38 6-56h40c5 0 18 0 18-13 0-8-8-8-14-8h-119c-7 0-21 0-36 17-13 13-22 30-22 31s0 4 4 4c3 0 4-1 6-4 17-27 38-27 45-27h20c-11 42-30 85-45 117-3 6-3 6-3 9 0 7 6 9 10 9 11 0 14-10 18-23 5-16 5-17 9-34z"><text:p/></draw:path><draw:path draw:style-name="gr3" draw:text-style-name="P24" svg:width="0.0921in" svg:height="0.0323in" svg:x="0.1299in" svg:y="0.1366in" svg:viewBox="0 0 235 83" svg:d="M223 14c5 0 12 0 12-7s-7-7-12-7h-211c-5 0-12 0-12 7s7 7 12 7zM223 83c5 0 12 0 12-7s-7-7-12-7h-211c-5 0-12 0-12 7s7 7 12 7z"><text:p/></draw:path><draw:path draw:style-name="gr3" draw:text-style-name="P24" svg:width="0.0614in" svg:height="0.0937in" svg:x="0.272in" svg:y="0.0933in" svg:viewBox="0 0 157 239" svg:d="M94 181v30c0 13-1 17-27 17h-7v11c14-1 33-1 48-1 14 0 33 0 48 1v-11h-8c-26 0-27-4-27-17v-30h36v-11h-36v-161c0-7 0-9-5-9-4 0-5 0-7 4l-109 166v11zM96 170h-86l86-132z"><text:p/></draw:path><draw:path draw:style-name="gr3" draw:text-style-name="P24" svg:width="0.0846in" svg:height="0.0055in" svg:x="0.3799in" svg:y="0.1496in" svg:viewBox="0 0 216 15" svg:d="M203 15c6 0 13 0 13-7 0-8-7-8-13-8h-191c-6 0-12 0-12 8 0 7 6 7 12 7z"><text:p/></draw:path><draw:path draw:style-name="gr3" draw:text-style-name="P24" svg:width="0.0614in" svg:height="0.0937in" svg:x="0.5272in" svg:y="0in" svg:viewBox="0 0 157 239" svg:d="M94 181v30c0 13-1 17-27 17h-7v11c14-1 33-1 48-1 14 0 33 0 48 1v-11h-8c-26 0-27-4-27-17v-30h36v-11h-36v-161c0-7 0-9-5-9-4 0-5 0-7 4l-109 166v11zM96 170h-86l86-132z"><text:p/></draw:path><draw:polygon draw:style-name="gr3" draw:text-style-name="P24" svg:width="0.0693in" svg:height="0.0055in" svg:x="0.5232in" svg:y="0.1496in" svg:viewBox="0 0 177 15" draw:points="88,15 0,15 0,0 177,0 177,15"><text:p/></draw:polygon><draw:path draw:style-name="gr3" draw:text-style-name="P24" svg:width="0.0575in" svg:height="0.0953in" svg:x="0.5291in" svg:y="0.1902in"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24" svg:width="0.0921in" svg:height="0.0921in" svg:x="0.6476in" svg:y="0.1063in" svg:viewBox="0 0 235 235" svg:d="M125 125h98c5 0 12 0 12-7 0-8-7-8-12-8h-98v-98c0-5 0-12-7-12-8 0-8 7-8 12v98h-98c-5 0-12 0-12 8 0 7 7 7 12 7h98v98c0 5 0 12 8 12 7 0 7-7 7-12z"><text:p/></draw:path><draw:path draw:style-name="gr3" draw:text-style-name="P24" svg:width="0.0614in" svg:height="0.0937in" svg:x="0.7988in" svg:y="0in" svg:viewBox="0 0 157 239" svg:d="M94 181v30c0 13-1 17-27 17h-7v11c14-1 33-1 48-1 14 0 33 0 48 1v-11h-8c-26 0-27-4-27-17v-30h36v-11h-36v-161c0-7 0-9-5-9-4 0-5 0-7 4l-109 166v11zM96 170h-86l86-132z"><text:p/></draw:path><draw:polygon draw:style-name="gr3" draw:text-style-name="P24" svg:width="0.0693in" svg:height="0.0055in" svg:x="0.7949in" svg:y="0.1496in" svg:viewBox="0 0 177 15" draw:points="88,15 0,15 0,0 177,0 177,15"><text:p/></draw:polygon><draw:path draw:style-name="gr3" draw:text-style-name="P24" svg:width="0.0551in" svg:height="0.0953in" svg:x="0.8016in" svg:y="0.1902in"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3" draw:text-style-name="P24" svg:width="0.0846in" svg:height="0.0055in" svg:x="0.9228in" svg:y="0.1496in" svg:viewBox="0 0 216 15" svg:d="M203 15c6 0 13 0 13-7 0-8-7-8-13-8h-191c-6 0-12 0-12 8 0 7 6 7 12 7z"><text:p/></draw:path><draw:path draw:style-name="gr3" draw:text-style-name="P24" svg:width="0.0614in" svg:height="0.0937in" svg:x="1.0701in" svg:y="0in" svg:viewBox="0 0 157 239" svg:d="M94 181v30c0 13-1 17-27 17h-7v11c14-1 33-1 48-1 14 0 33 0 48 1v-11h-8c-26 0-27-4-27-17v-30h36v-11h-36v-161c0-7 0-9-5-9-4 0-5 0-7 4l-109 166v11zM96 170h-86l86-132z"><text:p/></draw:path><draw:polygon draw:style-name="gr3" draw:text-style-name="P24" svg:width="0.0693in" svg:height="0.0055in" svg:x="1.0661in" svg:y="0.1496in" svg:viewBox="0 0 177 15" draw:points="88,15 0,15 0,0 177,0 177,15"><text:p/></draw:polygon><draw:path draw:style-name="gr3" draw:text-style-name="P24" svg:width="0.0594in" svg:height="0.0965in" svg:x="1.074in" svg:y="0.1886in" svg:viewBox="0 0 152 246" svg:d="M149 24c3-5 3-5 3-13h-86c-43 0-44-4-45-11h-9l-12 73h9c1-6 4-28 9-32 2-3 30-3 34-3h74c-4 6-32 45-40 56-32 48-44 97-44 133 0 3 0 19 17 19 16 0 16-16 16-19v-18c0-19 1-39 4-58 1-8 6-38 22-60z"><text:p/></draw:path><draw:path draw:style-name="gr3" draw:text-style-name="P24" svg:width="0.0921in" svg:height="0.0921in" svg:x="1.1906in" svg:y="0.1063in" svg:viewBox="0 0 235 235" svg:d="M125 125h98c5 0 12 0 12-7 0-8-7-8-12-8h-98v-98c0-5 0-12-7-12-8 0-8 7-8 12v98h-98c-5 0-12 0-12 8 0 7 7 7 12 7h98v98c0 5 0 12 8 12 7 0 7-7 7-12z"><text:p/></draw:path><draw:path draw:style-name="gr3" draw:text-style-name="P24" svg:width="0.0614in" svg:height="0.0937in" svg:x="1.3417in" svg:y="0in" svg:viewBox="0 0 157 239" svg:d="M94 181v30c0 13-1 17-27 17h-7v11c14-1 33-1 48-1 14 0 33 0 48 1v-11h-8c-26 0-27-4-27-17v-30h36v-11h-36v-161c0-7 0-9-5-9-4 0-5 0-7 4l-109 166v11zM96 170h-86l86-132z"><text:p/></draw:path><draw:polygon draw:style-name="gr3" draw:text-style-name="P24" svg:width="0.0693in" svg:height="0.0055in" svg:x="1.3378in" svg:y="0.1496in" svg:viewBox="0 0 177 15" draw:points="88,15 0,15 0,0 177,0 177,15"><text:p/></draw:polygon><draw:path draw:style-name="gr3" draw:text-style-name="P24" svg:width="0.0575in" svg:height="0.0953in" svg:x="1.3437in" svg:y="0.1902in" svg:viewBox="0 0 147 243" svg:d="M115 123v11c0 83-37 99-57 99-6 0-25-1-35-13 16 0 18-10 18-16 0-11-8-16-16-16-6 0-16 3-16 17 0 23 19 38 49 38 46 0 89-48 89-124 0-95-41-119-72-119-20 0-37 6-52 22s-23 31-23 57c0 45 31 79 71 79 21 0 36-15 44-35zM71 150c-6 0-22 0-33-22-6-13-6-31-6-48 0-19 0-36 7-49 10-18 23-22 36-22 16 0 28 12 34 28 4 11 5 33 5 49 0 30-12 64-43 64z"><text:p/></draw:path><draw:path draw:style-name="gr3" draw:text-style-name="P24" svg:width="0.0846in" svg:height="0.0055in" svg:x="1.4657in" svg:y="0.1496in" svg:viewBox="0 0 216 15" svg:d="M203 15c6 0 13 0 13-7 0-8-7-8-13-8h-191c-6 0-12 0-12 8 0 7 6 7 12 7z"><text:p/></draw:path><draw:path draw:style-name="gr3" draw:text-style-name="P24" svg:width="0.0614in" svg:height="0.0937in" svg:x="1.6476in" svg:y="0in" svg:viewBox="0 0 157 239" svg:d="M94 181v30c0 13-1 17-27 17h-7v11c14-1 33-1 48-1 14 0 33 0 48 1v-11h-8c-26 0-27-4-27-17v-30h36v-11h-36v-161c0-7 0-9-5-9-4 0-5 0-7 4l-109 166v11zM96 170h-86l86-132z"><text:p/></draw:path><draw:polygon draw:style-name="gr3" draw:text-style-name="P24" svg:width="0.1382in" svg:height="0.0055in" svg:x="1.6094in" svg:y="0.1496in" svg:viewBox="0 0 352 15" draw:points="176,15 0,15 0,0 352,0 352,15"><text:p/></draw:polygon><draw:path draw:style-name="gr3" draw:text-style-name="P24" svg:width="0.0457in" svg:height="0.0921in" svg:x="1.6217in" svg:y="0.1902in" svg:viewBox="0 0 117 235" svg:d="M73 9c0-8 0-9-8-9-22 23-54 23-65 23v11c7 0 28 0 46-10v183c0 13-1 17-33 17h-11v11c13-1 43-1 58-1 14 0 45 0 57 1v-11h-11c-32 0-33-4-33-17z"><text:p/></draw:path><draw:path draw:style-name="gr3" draw:text-style-name="P24" svg:width="0.0457in" svg:height="0.0921in" svg:x="1.6909in" svg:y="0.1902in" svg:viewBox="0 0 117 235" svg:d="M73 9c0-8 0-9-8-9-22 23-54 23-65 23v11c7 0 28 0 46-10v183c0 13-1 17-33 17h-11v11c13-1 43-1 58-1 14 0 45 0 57 1v-11h-11c-32 0-33-4-33-17z"><text:p/></draw:path><draw:path draw:style-name="gr3" draw:text-style-name="P24" svg:width="0.0921in" svg:height="0.0921in" svg:x="1.8028in" svg:y="0.1063in" svg:viewBox="0 0 235 235" svg:d="M125 125h98c5 0 12 0 12-7 0-8-7-8-12-8h-98v-98c0-5 0-12-7-12-8 0-8 7-8 12v98h-98c-5 0-12 0-12 8 0 7 7 7 12 7h98v98c0 5 0 12 8 12 7 0 7-7 7-12z"><text:p/></draw:path><draw:path draw:style-name="gr3" draw:text-style-name="P24" svg:width="0.0146in" svg:height="0.0146in" svg:x="1.9453in" svg:y="0.1724in" svg:viewBox="0 0 38 38" svg:d="M38 19c0-10-8-19-19-19-10 0-19 9-19 19 0 11 9 19 19 19 11 0 19-8 19-19z"><text:p/></draw:path><draw:path draw:style-name="gr3" draw:text-style-name="P24" svg:width="0.0146in" svg:height="0.0146in" svg:x="2.0067in" svg:y="0.1724in" svg:viewBox="0 0 38 38" svg:d="M38 19c0-10-8-19-19-19-10 0-19 9-19 19 0 11 9 19 19 19 11 0 19-8 19-19z"><text:p/></draw:path><draw:path draw:style-name="gr3" draw:text-style-name="P24" svg:width="0.0146in" svg:height="0.0146in" svg:x="2.0681in" svg:y="0.1724in" svg:viewBox="0 0 38 38" svg:d="M38 19c0-10-8-19-19-19-10 0-19 9-19 19 0 11 9 19 19 19 11 0 19-8 19-19z"><text:p/></draw:path></draw:g></text:p>
      <text:p text:style-name="P15">Print a table that shows the value <draw:g text:anchor-type="as-char" svg:y="-0.061in" draw:z-index="13" draw:style-name="gr1"><svg:title>TexMaths</svg:title><svg:desc>10§display§\pi§svg§600§FALSE</svg:desc><draw:polygon draw:style-name="gr2" draw:text-style-name="P24" svg:width="0.0839in" svg:height="0.0594in" svg:x="0in" svg:y="0in" svg:viewBox="0 0 214 152" draw:points="107,152 0,152 0,0 214,0 214,152"><text:p/></draw:polygon><draw:path draw:style-name="gr3" draw:text-style-name="P24" svg:width="0.0748in" svg:height="0.061in" svg:x="0.0035in" svg:y="0in" svg:viewBox="0 0 191 156" svg:d="M84 21h40c-12 52-15 67-15 91 0 5 0 15 3 27 4 15 7 17 13 17 7 0 14-6 14-13 0-2 0-3-2-8-10-25-10-48-10-58 0-19 2-38 6-56h40c5 0 18 0 18-13 0-8-8-8-14-8h-119c-7 0-21 0-36 17-13 13-22 30-22 31s0 4 4 4c3 0 4-1 6-4 17-27 38-27 45-27h20c-11 42-30 85-45 117-3 6-3 6-3 9 0 7 6 9 10 9 11 0 14-10 18-23 5-16 5-17 9-34z"><text:p/></draw:path></draw:g> approximated by one term of this series, by two terms, by three terms, etc. How many terms of this series do you have to use before you first get 3.14, 3.141, 3.1415, and 3.14159?</text:p>
      <text:h text:style-name="P21" text:outline-level="3">Problem <text:span text:style-name="T8">4</text:span>: <text:span text:style-name="T3">Encryption/Decryption</text:span></text:h>
      <text:p text:style-name="P16">A company wants to transmit data over the telephone, but they are concerned that their phones may be tapped. All of their data are transmitted as four-digit integers. They have asked you to write a program that encrypts their data so that it can be transmitted more securely. Your program should read a four-digit integer and encrypt it as follows: Replace each digit by (the sum of that digit plus 7) modulus 10. Then, swap the first digit with the third, swap the second digit with the fourth and print the encrypted integer. Write a separate program that inputs an encrypted four-digit integer and decrypts it to form the original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New" svg:font-family="'Courier New'" style:font-family-generic="modern" style:font-pitch="fixed"/>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1.9597in" style:rel-column-width="18545*"/>
    </style:style>
    <style:style style:name="Table4.B" style:family="table-column">
      <style:table-column-properties style:column-width="3in" style:rel-column-width="28390*"/>
    </style:style>
    <style:style style:name="Table4.C" style:family="table-column">
      <style:table-column-properties style:column-width="1.9653in" style:rel-column-width="18600*"/>
    </style:style>
    <style:style style:name="Table4.1" style:family="table-row">
      <style:table-row-properties style:min-row-height="0.7368in"/>
    </style:style>
    <style:style style:name="Table4.A1" style:family="table-cell">
      <style:table-cell-properties style:vertical-align="middle" fo:padding="0.0382in" fo:border="none"/>
    </style:style>
    <style:style style:name="Table4.2" style:family="table-row">
      <style:table-row-properties style:min-row-height="0.4396in"/>
    </style:style>
    <style:style style:name="Table4.A2" style:family="table-cell">
      <style:table-cell-properties style:vertical-align="middle" fo:padding="0.0382in" fo:border-left="none" fo:border-right="none" fo:border-top="none" fo:border-bottom="0.05pt solid #000000"/>
    </style:style>
    <style:style style:name="MP1" style:family="paragraph" style:parent-style-name="Table_20_Contents">
      <style:paragraph-properties fo:text-align="center" style:justify-single-word="false"/>
      <style:text-properties fo:font-size="10pt" fo:font-weight="bold" officeooo:paragraph-rsid="001afacb"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14pt" fo:font-weight="bold" officeooo:rsid="0009fea0" officeooo:paragraph-rsid="0007ad8e"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Courier New" fo:font-size="14pt" fo:font-weight="bold" officeooo:rsid="0007eaad" officeooo:paragraph-rsid="0007eaad" style:font-size-asian="14pt" style:font-weight-asian="bold" style:font-size-complex="14pt" style:font-weight-complex="bold"/>
    </style:style>
    <style:style style:name="MP4" style:family="paragraph" style:parent-style-name="Table_20_Contents">
      <style:paragraph-properties fo:text-align="center" style:justify-single-word="false"/>
      <style:text-properties fo:font-size="10pt" fo:font-weight="bold" officeooo:rsid="0009fea0" officeooo:paragraph-rsid="001afacb" style:font-size-asian="10pt" style:font-weight-asian="bold" style:font-size-complex="10pt" style:font-weight-complex="bold"/>
    </style:style>
    <style:style style:name="MP5" style:family="paragraph" style:parent-style-name="Table_20_Contents">
      <style:paragraph-properties fo:text-align="center" style:justify-single-word="false"/>
      <style:text-properties fo:font-size="10pt" fo:font-weight="bold" officeooo:rsid="0009fea0" officeooo:paragraph-rsid="0007ad8e" style:font-size-asian="10pt" style:font-weight-asian="bold" style:font-size-complex="10pt" style:font-weight-complex="bold"/>
    </style:style>
    <style:style style:name="MP6" style:family="paragraph" style:parent-style-name="Table_20_Contents">
      <style:paragraph-properties fo:text-align="center" style:justify-single-word="false"/>
      <style:text-properties fo:font-size="8pt" fo:font-weight="bold" officeooo:rsid="0009fea0" officeooo:paragraph-rsid="001afacb" style:font-size-asian="8pt" style:font-weight-asian="bold" style:font-size-complex="8pt" style:font-weight-complex="bold"/>
    </style:style>
    <style:style style:name="MP7" style:family="paragraph" style:parent-style-name="Standard">
      <style:text-properties officeooo:paragraph-rsid="001afacb"/>
    </style:style>
    <style:style style:name="Mfr1" style:family="graphic" style:parent-style-name="Graphics">
      <style:graphic-properties style:vertical-pos="top" style:vertical-rel="baseline"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902in" fo:margin-bottom="0.33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3764in" fo:margin-left="0in" fo:margin-right="0in" fo:margin-bottom="0.1965in"/>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1"><draw:frame draw:style-name="Mfr1" draw:name="graphics3" text:anchor-type="as-char" svg:width="1.0217in" svg:height="0.6972in" draw:z-index="0"><draw:image xlink:href="Pictures/100000000000092A000006426C489453.jpg" xlink:type="simple" xlink:show="embed" xlink:actuate="onLoad"/></draw:frame></text:p>
            </table:table-cell>
            <table:table-cell table:style-name="Table4.A1" office:value-type="string">
              <text:p text:style-name="MP2"><text:user-field-get text:name="CourseTitle">Computer Programming (2)</text:user-field-get></text:p>
              <text:p text:style-name="MP3"><text:user-field-get text:name="CourseCode">ECE 214C</text:user-field-get></text:p>
            </table:table-cell>
            <table:table-cell table:style-name="Table4.A1" office:value-type="string">
              <text:p text:style-name="MP1"><draw:frame draw:style-name="Mfr2" draw:name="graphics4" text:anchor-type="as-char" svg:width="0.8299in" svg:height="0.7in" draw:z-index="1"><draw:image xlink:href="Pictures/1000000000000127000000F9418DC779.jpg" xlink:type="simple" xlink:show="embed" xlink:actuate="onLoad"/></draw:frame></text:p>
            </table:table-cell>
          </table:table-row>
          <table:table-row table:style-name="Table4.2">
            <table:table-cell table:style-name="Table4.A2" office:value-type="string">
              <text:p text:style-name="MP4">Benha University</text:p>
            </table:table-cell>
            <table:table-cell table:style-name="Table4.A2" office:value-type="string">
              <text:p text:style-name="MP5">Computer Systems Engineering</text:p>
              <text:p text:style-name="MP5">Electrical Engineering Department</text:p>
            </table:table-cell>
            <table:table-cell table:style-name="Table4.A2" office:value-type="string">
              <text:p text:style-name="MP4">Faculty of Engineering</text:p>
              <text:p text:style-name="MP6">(at Shoubra)</text:p>
            </table:table-cell>
          </table:table-row>
        </table:table>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5T12:48:39.538514061</meta:creation-date>
    <dc:date>2014-11-21T21:47:14.714222079</dc:date>
    <meta:editing-duration>PT1H2M16S</meta:editing-duration>
    <meta:editing-cycles>41</meta:editing-cycles>
    <meta:generator>LibreOffice/4.2.7.2$Linux_X86_64 LibreOffice_project/420m0$Build-2</meta:generator>
    <meta:document-statistic meta:table-count="2" meta:image-count="2" meta:object-count="0" meta:page-count="1" meta:paragraph-count="36" meta:word-count="309" meta:character-count="1830" meta:non-whitespace-character-count="1528"/>
  </office:meta>
</office:document-meta>
</file>